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ill Sans Nova Cond" svg:font-family="'Gill Sans Nova Cond'"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Gill Sans Nova Cond" fo:font-size="24pt" style:text-underline-style="none" style:font-size-asian="24pt" style:font-size-complex="24pt"/>
    </style:style>
    <style:style style:name="P2" style:family="paragraph" style:parent-style-name="Standard">
      <style:paragraph-properties fo:text-align="start" style:justify-single-word="false"/>
      <style:text-properties style:font-name="Segoe UI Semibold1" fo:font-size="14pt" style:text-underline-style="none" style:font-size-asian="14pt" style:font-size-complex="14pt"/>
    </style:style>
    <style:style style:name="P3" style:family="paragraph" style:parent-style-name="Standard">
      <style:paragraph-properties fo:text-align="center" style:justify-single-word="false"/>
      <style:text-properties style:font-name="Segoe UI Semibold1" fo:font-size="12pt" style:text-underline-style="none" style:font-size-asian="12pt" style:font-size-complex="12pt"/>
    </style:style>
    <style:style style:name="P4" style:family="paragraph" style:parent-style-name="Standard">
      <style:paragraph-properties fo:text-align="start" style:justify-single-word="false"/>
      <style:text-properties style:font-name="Segoe UI Semibold1" fo:font-size="11pt" style:text-underline-style="none" style:font-size-asian="11pt" style:font-size-complex="11pt"/>
    </style:style>
    <style:style style:name="P5" style:family="paragraph" style:parent-style-name="Standard">
      <style:paragraph-properties fo:text-align="center" style:justify-single-word="false"/>
      <style:text-properties style:font-name="Segoe UI Semibold1" fo:font-size="11pt" style:text-underline-style="none" style:font-size-asian="11pt" style:font-size-complex="11pt"/>
    </style:style>
    <style:style style:name="P6" style:family="paragraph" style:parent-style-name="Table_20_Contents">
      <style:paragraph-properties fo:text-align="start" style:justify-single-word="false"/>
      <style:text-properties style:font-name="Segoe UI Semibold1" fo:font-size="11pt" style:font-size-asian="11pt" style:font-size-complex="11pt"/>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oberflächen Usability</text:p>
      <text:p text:style-name="P1">Meilenstein 3</text:p>
      <text:p text:style-name="P1"/>
      <text:p text:style-name="P2">Tobias Gels</text:p>
      <text:p text:style-name="P2">Toan Cao Duc</text:p>
      <text:p text:style-name="P2">David Herzog</text:p>
      <text:p text:style-name="P2"/>
      <text:p text:style-name="P2"/>
      <text:p text:style-name="P3">Thema: SmartCalendar-App für eine runde Smartwatch</text:p>
      <text:p text:style-name="P3"/>
      <text:p text:style-name="P4">Es soll die Benutzeroberfläche einer Smartwatch-App erstellt werden. Die App soll einen Kalender darstellen und außerdem Informationen zu dem jeweiligen angewählten Tag beinhalten. Die Schwierigkeit liegt vor allem in der geringen Größe und der runden Form des Bildschirms. Deswegen sollen die Tage ringförmig am Rand des Bildschirms angeordnet sein, sodass in der Mitte des Bildschirms Platz für die Tagesveranstaltungen bleibt.</text:p>
      <text:p text:style-name="P4"/>
      <text:p text:style-name="P4"/>
      <text:p text:style-name="P5"><text:tab/><text:span text:style-name="T1">Gedanken zur Zielgruppe</text:span></text:p>
      <text:p text:style-name="P5"><text:span text:style-name="T1"/></text:p>
      <text:p text:style-name="P4">Unsere Zielgruppe muss zwei Hauptkriterien erfüllen. Zum einen muss es sich, um Personen handeln, die eine Smartwatch besitzen, oder sich eine zulegen würden. Zum anderen sollten die Personen einen digitalen Kalender benutzen.</text:p>
      <text:p text:style-name="P4">Dementsprechend besteht unsere Zielgruppe vor allem aus Jugendlichen und jungen Erwachsenen, da diese die Technikaffinität besitzen, um mit einem doch recht komplexen Gerät wie der Smartwatch arbeiten zu könn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number-columns-repeated="2"/>
        <table:table-row>
          <table:table-cell table:style-name="Tabelle1.A1" office:value-type="string">
            <text:p text:style-name="P6">Einleitung</text:p>
          </table:table-cell>
          <table:table-cell table:style-name="Tabelle1.B1" office:value-type="string">
            <text:p text:style-name="P6">1. Wissen sie was eine Smartwatch ist? Können sie kurz erklären um was es sich handelt?</text:p>
            <text:p text:style-name="P6">2. Wie organisieren sie normalerweise ihre Veranstaltungen, Termine?</text:p>
          </table:table-cell>
        </table:table-row>
        <table:table-row>
          <table:table-cell table:style-name="Tabelle1.A2" office:value-type="string">
            <text:p text:style-name="P6">Voraussetzung</text:p>
          </table:table-cell>
          <table:table-cell table:style-name="Tabelle1.B2" office:value-type="string">
            <text:p text:style-name="P6">1. Würden sie sich eine Smartwatch zulegen?</text:p>
            <text:p text:style-name="P6">2. Was sind ihrer Meinung nach die Vorteile einer Smartwatch?</text:p>
            <text:p text:style-name="P6">3. Was sind ihrer Meinung nach die Nachteile einer Smartwatch?</text:p>
          </table:table-cell>
        </table:table-row>
        <table:table-row>
          <table:table-cell table:style-name="Tabelle1.A2" office:value-type="string">
            <text:p text:style-name="P6">Normale Durchführung</text:p>
          </table:table-cell>
          <table:table-cell table:style-name="Tabelle1.B2" office:value-type="string">
            <text:p text:style-name="P6">1. Wie gehen sie normalerweise vor um ihre Daten in ihr Smartphone abzuspeichern?</text:p>
            <text:p text:style-name="P6">2. Was muss eine Veranstaltung erfüllen, damit Sie von Ihnen in den Kalender aufgenommen wird?</text:p>
            <text:p text:style-name="P6">3. Werden ihre Veranstaltungen nach Wichtigkeit sortiert?</text:p>
            <text:p text:style-name="P6">4. Welche Informationen geben sie bei den Veranstaltungen an? Zum Beispiel Uhrzeit, Art, Teilnehmer.</text:p>
          </table:table-cell>
        </table:table-row>
        <table:table-row>
          <table:table-cell table:style-name="Tabelle1.A2" office:value-type="string">
            <text:p text:style-name="P6">Besonderheiten bei der Durchführung</text:p>
          </table:table-cell>
          <table:table-cell table:style-name="Tabelle1.B2" office:value-type="string">
            <text:p text:style-name="P6">1. Würden sie sich eine bessere Übersicht über ihre kommenden Veranstaltungen wünschen?</text:p>
            <text:p text:style-name="P6">2. Was würden Sie sagen sind Nachteile bei ihrem herkömmlichen SmartphoneKalender?</text:p>
          </table:table-cell>
        </table:table-row>
        <table:table-row>
          <table:table-cell table:style-name="Tabelle1.A2" office:value-type="string">
            <text:p text:style-name="P6">Organisatorische Rahmenbedingungen</text:p>
          </table:table-cell>
          <table:table-cell table:style-name="Tabelle1.B2" office:value-type="string">
            <text:p text:style-name="P6">1. Wie oft schauen Sie am Tag nach ihren Veranstaltungen?</text:p>
            <text:p text:style-name="P6">2. Wie lange sollte es ungefähr dauern eine neue Veranstaltung in den Kalender einzutragen?</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ill Sans Nova Cond" svg:font-family="'Gill Sans Nova Cond'"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8M2S</meta:editing-duration>
    <meta:editing-cycles>6</meta:editing-cycles>
    <meta:generator>OpenOffice/4.1.1$Win32 OpenOffice.org_project/411m6$Build-9775</meta:generator>
    <dc:date>2016-01-04T19:14:25.20</dc:date>
    <dc:creator>Tobias Gels</dc:creator>
    <meta:document-statistic meta:table-count="1" meta:image-count="0" meta:object-count="0" meta:page-count="2" meta:paragraph-count="28" meta:word-count="298" meta:character-count="2099"/>
    <meta:user-defined meta:name="Info 1"/>
    <meta:user-defined meta:name="Info 2"/>
    <meta:user-defined meta:name="Info 3"/>
    <meta:user-defined meta:name="Info 4"/>
  </office:meta>
</office:document-meta>
</file>